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07505" officeooo:paragraph-rsid="00007505"/>
    </style:style>
    <style:style style:name="P2" style:family="paragraph" style:parent-style-name="Standard">
      <style:text-properties fo:font-weight="bold" officeooo:rsid="00007505" officeooo:paragraph-rsid="00007505" style:font-weight-asian="bold" style:font-weight-complex="bold"/>
    </style:style>
    <style:style style:name="P3" style:family="paragraph" style:parent-style-name="Standard">
      <style:text-properties fo:font-weight="bold" officeooo:rsid="000175c8" officeooo:paragraph-rsid="000175c8" style:font-weight-asian="bold" style:font-weight-complex="bold"/>
    </style:style>
    <style:style style:name="P4" style:family="paragraph" style:parent-style-name="Standard">
      <style:text-properties fo:font-weight="bold" officeooo:rsid="00031a8f" officeooo:paragraph-rsid="00031a8f" style:font-weight-asian="bold" style:font-weight-complex="bold"/>
    </style:style>
    <style:style style:name="P5" style:family="paragraph" style:parent-style-name="Standard">
      <style:text-properties fo:font-weight="bold" officeooo:rsid="0004e9fd" officeooo:paragraph-rsid="0004e9fd" style:font-weight-asian="bold" style:font-weight-complex="bold"/>
    </style:style>
    <style:style style:name="P6" style:family="paragraph" style:parent-style-name="Standard">
      <style:text-properties fo:font-weight="normal" officeooo:rsid="00007505" officeooo:paragraph-rsid="00007505" style:font-weight-asian="normal" style:font-weight-complex="normal"/>
    </style:style>
    <style:style style:name="P7" style:family="paragraph" style:parent-style-name="Standard">
      <style:text-properties fo:font-weight="normal" officeooo:rsid="000175c8" officeooo:paragraph-rsid="000175c8" style:font-weight-asian="normal" style:font-weight-complex="normal"/>
    </style:style>
    <style:style style:name="P8" style:family="paragraph" style:parent-style-name="Standard">
      <style:text-properties fo:font-weight="normal" officeooo:rsid="00031a8f" officeooo:paragraph-rsid="00031a8f" style:font-weight-asian="normal" style:font-weight-complex="normal"/>
    </style:style>
    <style:style style:name="P9" style:family="paragraph" style:parent-style-name="Standard">
      <style:text-properties fo:font-weight="normal" officeooo:rsid="0004e9fd" officeooo:paragraph-rsid="0004e9fd" style:font-weight-asian="normal" style:font-weight-complex="normal"/>
    </style:style>
    <style:style style:name="T1" style:family="text">
      <style:text-properties officeooo:rsid="000175c8"/>
    </style:style>
    <style:style style:name="T2" style:family="text">
      <style:text-properties officeooo:rsid="00031a8f"/>
    </style:style>
    <style:style style:name="T3" style:family="text">
      <style:text-properties officeooo:rsid="0004e9f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usca Binaria</text:p>
      <text:p text:style-name="P1"/>
      <text:p text:style-name="P1">Método de busca feito em Arrays ordenados levando em consideração o elemento central do array.</text:p>
      <text:p text:style-name="P1">Ex: lista Telefônica</text:p>
      <text:p text:style-name="P1"/>
      <text:p text:style-name="P2">Ordenação por seleção</text:p>
      <text:p text:style-name="P6">Método para ordenar Lista encadeadas onde se utiliza uma função para identificar o menor e outra função para adiciona lo em outra lista encadeada.</text:p>
      <text:p text:style-name="P6"/>
      <text:p text:style-name="P6">Ex: Identificar as músicas mais tocadas.</text:p>
      <text:p text:style-name="P6"/>
      <text:p text:style-name="P2">Recursão</text:p>
      <text:p text:style-name="P6">Funções recursivas são funções que para atingir seu objetivo executa ela própria.</text:p>
      <text:p text:style-name="P6">Ex: Uma função para descobrir um fatorial de um número.</text:p>
      <text:p text:style-name="P6">Ex1: busca binaria em forma recursiva.</text:p>
      <text:p text:style-name="P6"/>
      <text:p text:style-name="P2">QuickSort</text:p>
      <text:p text:style-name="P6">Método de ordenação que utiliza recursão para atingir seu objetivo. <text:span text:style-name="T1">A ideia é selecionar um elemento do array como pivot e criar 2 subArrays sendo um com os elementos menores que o pivot e o outro com os elementos maiores que o pivot, aplicando esse <text:s/>métodos recursivamente até restar somente 2 elementos , no fim será unido os subArray menor + pivot+ subArray maior.</text:span></text:p>
      <text:p text:style-name="P7">Ex: ordenar uma lista de nome que tem o ID numérico como a principal identificação.</text:p>
      <text:p text:style-name="P7"/>
      <text:p text:style-name="P3">TabelaHash</text:p>
      <text:p text:style-name="P7">É uma estrutura de dados que utiliza a função hash que está disponível nas principais linguagem, essa função tem como principal objetivo receber uma strings e retornar um índice, <text:span text:style-name="T2">combinado com um Array cria</text:span> uma estrutura de chave valor <text:span text:style-name="T2">denominado de tabela HASH</text:span>. <text:s/></text:p>
      <text:p text:style-name="P7"/>
      <text:p text:style-name="P8">OBS: muito utilizada para relacionar 2 itens.</text:p>
      <text:p text:style-name="P8">Ex: São muito utilizadas como cache de sites.</text:p>
      <text:p text:style-name="P8"/>
      <text:p text:style-name="P8"/>
      <text:p text:style-name="P4">Pesquisa em largura</text:p>
      <text:p text:style-name="P8">Método de pesquisa implementado em grafos não ponderados, grafos são estruturas que representa relações em seus vértices sendo ligados por arestas que podem ou não conter um peso, ou seja, um valor, a pesquisa em largura tem a função de encontrar o menor trajeto,podendo ser menor “esforço”, do ponto inicial até o ponto final.</text:p>
      <text:p text:style-name="P8"/>
      <text:p text:style-name="P8">Ex: Encontrar um vendedor de manga no facebook levando em consideração os seus amigos e os amigos dele.</text:p>
      <text:p text:style-name="P8"/>
      <text:p text:style-name="P8">Aplicação: usando a estrutura de fila que é uma estrutura fifo (first in, first out), <text:span text:style-name="T3">os vértices do grafo são verificados, no caso os amigos que tem ligação direta, caso o vértice verificado não seja um vendedor de manga, o vértice será removido e os amigos ligados a ele serão adicionados na lista, esse método será realizado até a lista está vazia. </text:span></text:p>
      <text:p text:style-name="P8"/>
      <text:p text:style-name="P5">Algoritmo de Dijkstra</text:p>
      <text:p text:style-name="P9">Método usado em grafos ponderados, onde tem o objetivo de achar o menor esforço de um ponto a outro levando em consideração os pesos das arestas.</text:p>
      <text:p text:style-name="P9">OBS: O peso das arestas são positivos.</text:p>
      <text:p text:style-name="P9">Ex: Achar o menor percurso entre dois pontos </text:p>
      <text:p text:style-name="P6"/>
      <text:p text:style-name="P6"><text:soft-page-break/><text:s/></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0T15:22:35.585166318</meta:creation-date>
    <dc:date>2024-01-10T16:05:44.788540332</dc:date>
    <meta:editing-duration>PT9M58S</meta:editing-duration>
    <meta:editing-cycles>1</meta:editing-cycles>
    <meta:document-statistic meta:table-count="0" meta:image-count="0" meta:object-count="0" meta:page-count="2" meta:paragraph-count="26" meta:word-count="402" meta:character-count="2390" meta:non-whitespace-character-count="2007"/>
    <meta:generator>LibreOffice/7.3.7.2$Linux_X86_64 LibreOffice_project/30$Build-2</meta:generator>
  </office:meta>
</office:document-meta>
</file>